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6b8ce" officeooo:paragraph-rsid="0016b8c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f838" officeooo:paragraph-rsid="001d5df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b314" officeooo:paragraph-rsid="001eb31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b314" officeooo:paragraph-rsid="0029576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b314" officeooo:paragraph-rsid="002dd68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21d81" officeooo:paragraph-rsid="00221d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1d81" officeooo:paragraph-rsid="0024aa84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.224cm" fo:margin-right="0cm" fo:text-align="start" style:justify-single-word="false" fo:text-indent="0cm" style:auto-text-indent="false" style:page-number="auto" fo:background-color="transparent"/>
      <style:text-properties fo:font-weight="normal" officeooo:rsid="0016b8ce" officeooo:paragraph-rsid="0026be1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d8d7" officeooo:paragraph-rsid="0032d8d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weight="normal" officeooo:rsid="0032d8d7" officeooo:paragraph-rsid="0032d8d7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weight="normal" officeooo:rsid="0018e9c3" officeooo:paragraph-rsid="0018e9c3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-1.3cm" style:auto-text-indent="false" style:page-number="auto" fo:background-color="transparent"/>
      <style:text-properties fo:font-weight="normal" officeooo:rsid="0032d8d7" officeooo:paragraph-rsid="0032d8d7" style:font-weight-asian="normal" style:font-weight-complex="normal"/>
    </style:style>
    <style:style style:name="T1" style:family="text">
      <style:text-properties officeooo:rsid="0016b8ce"/>
    </style:style>
    <style:style style:name="T2" style:family="text">
      <style:text-properties officeooo:rsid="0016f838"/>
    </style:style>
    <style:style style:name="T3" style:family="text">
      <style:text-properties officeooo:rsid="0018e9c3"/>
    </style:style>
    <style:style style:name="T4" style:family="text">
      <style:text-properties officeooo:rsid="001eb314"/>
    </style:style>
    <style:style style:name="T5" style:family="text">
      <style:text-properties officeooo:rsid="002068ab"/>
    </style:style>
    <style:style style:name="T6" style:family="text">
      <style:text-properties officeooo:rsid="002174f0"/>
    </style:style>
    <style:style style:name="T7" style:family="text">
      <style:text-properties officeooo:rsid="002182be"/>
    </style:style>
    <style:style style:name="T8" style:family="text">
      <style:text-properties officeooo:rsid="002214d5"/>
    </style:style>
    <style:style style:name="T9" style:family="text">
      <style:text-properties officeooo:rsid="00221d81"/>
    </style:style>
    <style:style style:name="T10" style:family="text">
      <style:text-properties officeooo:rsid="002398f0"/>
    </style:style>
    <style:style style:name="T11" style:family="text">
      <style:text-properties officeooo:rsid="00291a5a"/>
    </style:style>
    <style:style style:name="T12" style:family="text">
      <style:text-properties officeooo:rsid="0029576a"/>
    </style:style>
    <style:style style:name="T13" style:family="text">
      <style:text-properties officeooo:rsid="002ad12e"/>
    </style:style>
    <style:style style:name="T14" style:family="text">
      <style:text-properties officeooo:rsid="002dd68d"/>
    </style:style>
    <style:style style:name="T15" style:family="text">
      <style:text-properties officeooo:rsid="0030eac1"/>
    </style:style>
    <style:style style:name="T16" style:family="text">
      <style:text-properties officeooo:rsid="00312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mercial DVD’s</text:p>
      <text:p text:style-name="P12">Running commercial DVD’s on LINUX could be tricky. There is one of possible problem solution.<text:line-break/><text:tab/>#sudo apt-get install ubuntu-restricted-extras</text:p>
      <text:p text:style-name="P10">got to: https://www.videolan.org/developers/libdvdcss.html</text:p>
      <text:p text:style-name="P10"><text:tab/>#sudo apt install libdvd-pkg</text:p>
      <text:p text:style-name="P10"><text:tab/>#sudo dpkg-reconfigure libdvd-pkg</text:p>
      <text:p text:style-name="P10">open <text:tab/>VIDEO_TS.IFO with vlc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887cm" fo:margin-right="0.5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19-04-27T23:21:25.067712615</dc:date>
    <meta:editing-duration>PT1H4M58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5" meta:character-count="305" meta:non-whitespace-character-count="272"/>
  </office:meta>
</office:document-meta>
</file>